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'.</text:p>
          </table:table-cell>
          <table:table-cell table:style-name="ce44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daného hráče.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01:32:12.73849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03T01:37:11.036821854</dc:date>
    <dc:creator>Mushroomer </dc:creator>
    <meta:editing-duration>P2DT10H49M33S</meta:editing-duration>
    <meta:editing-cycles>28</meta:editing-cycles>
    <meta:document-statistic meta:table-count="1" meta:cell-count="80" meta:object-count="0"/>
  </office:meta>
</office:document-meta>
</file>